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5fa5f"/>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5fa5f" officeooo:paragraph-rsid="0005fa5f"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5fa5f" officeooo:paragraph-rsid="0005fa5f"/>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5fa5f" officeooo:paragraph-rsid="0005fa5f"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5fa5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Assignment <text:span text:style-name="T4">7.03 Gravity</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
        <text:p text:style-name="P9">/**</text:p>
        <text:p text:style-name="P9"><text:s/>* Calculates the gravity of each planet in the solar system.</text:p>
        <text:p text:style-name="P9"><text:s/>*</text:p>
        <text:p text:style-name="P9"><text:s/>* @author Josiah Kowalski</text:p>
        <text:p text:style-name="P9"><text:s/>* @version 1/3/20</text:p>
        <text:p text:style-name="P9"><text:s/>*/</text:p>
        <text:p text:style-name="P9">import java.util.Scanner</text:p>
        <text:p text:style-name="P9">import java.io.File</text:p>
        <text:p text:style-name="P9">import java.io.IOException</text:p>
        <text:p text:style-name="P9">import java.io.PrintWriter</text:p>
        <text:p text:style-name="P9"/>
        <text:p text:style-name="P9">public class Gravity</text:p>
        <text:p text:style-name="P9"/>
        <text:p text:style-name="P9"><text:tab/>// calcGravity returns an array of doubles containing the gravity values</text:p>
        <text:p text:style-name="P9"><text:tab/>// and takes two arrays of doubles as parameters for the radius values and mass</text:p>
        <text:p text:style-name="P9"><text:tab/>public static double[] calcGravity(double[] radius, double[] mass)</text:p>
        <text:p text:style-name="P9"><text:tab/></text:p>
        <text:p text:style-name="P9"><text:tab/><text:tab/>// fill in code here</text:p>
        <text:p text:style-name="P9"><text:tab/><text:tab/>// The formula to calculate gravity is:</text:p>
        <text:p text:style-name="P9"><text:tab/><text:tab/>// 6.67E-17 times the massOfPlanet divided by the radius of the planet squared</text:p>
        <text:p text:style-name="P9"><text:tab/><text:tab/>double gravityConstant = 6.67E-17</text:p>
        <text:p text:style-name="P9"><text:soft-page-break/><text:s text:c="8"/>double[] gravity = new double[radius.length]</text:p>
        <text:p text:style-name="P9"/>
        <text:p text:style-name="P9"><text:tab/><text:tab/>for (int i = 0 i &lt; gravity.length i++) </text:p>
        <text:p text:style-name="P9"><text:tab/><text:tab/></text:p>
        <text:p text:style-name="P9"><text:s text:c="12"/>gravity[i] = (gravityConstant * mass[i]) / Math.pow(radius[i], 2)</text:p>
        <text:p text:style-name="P9"><text:s text:c="8"/></text:p>
        <text:p text:style-name="P9"><text:s text:c="8"/>return gravity</text:p>
        <text:p text:style-name="P9"><text:s text:c="4"/></text:p>
        <text:p text:style-name="P9"/>
        <text:p text:style-name="P9"><text:tab/>// printResults will print the table to output screen</text:p>
        <text:p text:style-name="P9"><text:tab/>// return type is void because no values are returned</text:p>
        <text:p text:style-name="P9"><text:tab/>public static void printResults(String[] name, double[] radius, double[] mass, double gravity[])</text:p>
        <text:p text:style-name="P9"><text:tab/></text:p>
        <text:p text:style-name="P9"><text:s text:c="8"/>// fill in code here</text:p>
        <text:p text:style-name="P9"><text:s text:c="8"/>System.out.printf("%37s%n", "Planetary Data")</text:p>
        <text:p text:style-name="P9"><text:s text:c="8"/>System.out.printf("%-7s%18s%15s%13s%n", "Planet (km)", "Diameter (km)", "Mass (kg)", "g (m/s^2")</text:p>
        <text:p text:style-name="P9"><text:s text:c="8"/>System.out.println("-----------------------------------------------------------")</text:p>
        <text:p text:style-name="P9"><text:tab/><text:tab/>for (int i = 0 i &lt; name.length i ++) </text:p>
        <text:p text:style-name="P9"><text:tab/><text:tab/></text:p>
        <text:p text:style-name="P9"><text:s text:c="12"/>System.out.printf("%-7s%19.1f%17.2E%12.2f%n", name[i], radius[i] * 2, mass[i], gravity[i])</text:p>
        <text:p text:style-name="P9"><text:s text:c="8"/></text:p>
        <text:p text:style-name="P9"/>
        <text:p text:style-name="P9"><text:tab/></text:p>
        <text:p text:style-name="P9"/>
        <text:p text:style-name="P9"><text:tab/>// print the gravity values to text file</text:p>
        <text:p text:style-name="P9"><text:soft-page-break/><text:tab/>public static void printToFile(double[] gravity) throws IOException</text:p>
        <text:p text:style-name="P9"><text:tab/></text:p>
        <text:p text:style-name="P9"><text:tab/><text:tab/>// fill in code here</text:p>
        <text:p text:style-name="P9"><text:s text:c="8"/>PrintWriter outFile = new PrintWriter(new File("gravity1.txt"))</text:p>
        <text:p text:style-name="P9"/>
        <text:p text:style-name="P9"><text:tab/><text:tab/>for (int i = 0 i &lt; gravity.length i ++) </text:p>
        <text:p text:style-name="P9"><text:tab/><text:tab/></text:p>
        <text:p text:style-name="P9"><text:s text:c="12"/>outFile.println(((int)(gravity[i] * 100.0)) / 100.0)</text:p>
        <text:p text:style-name="P9"><text:s text:c="8"/></text:p>
        <text:p text:style-name="P9"><text:s text:c="8"/>outFile.close()</text:p>
        <text:p text:style-name="P9"><text:tab/></text:p>
        <text:p text:style-name="P9"/>
        <text:p text:style-name="P9"><text:s text:c="4"/>public static void main(String[] args) throws IOException</text:p>
        <text:p text:style-name="P9"><text:s text:c="4"/></text:p>
        <text:p text:style-name="P9"><text:s text:c="8"/>// Initialize variables</text:p>
        <text:p text:style-name="P9"><text:tab/><text:tab/>String[] names = "Mercury", "Venus", "Earth", "Mars", "Jupiter", "Saturn", "Uranus", "Neptune", "Pluto"</text:p>
        <text:p text:style-name="P9"><text:tab/><text:tab/>double[] radii = 2439.7, 6051.9, 6378, 3402.5, 71492, 60270, 25562, 24774, 1195</text:p>
        <text:p text:style-name="P9"><text:tab/><text:tab/>double [] masses = 3.30E23, 4.87E24, 5.97E24, 6.42E23, 1.90E27, 5.68E26, 8.68E25, 1.02E26, 1.27E22</text:p>
        <text:p text:style-name="P9"/>
        <text:p text:style-name="P9"><text:tab/><text:tab/>// Processing</text:p>
        <text:p text:style-name="P9"><text:tab/><text:tab/>double[] gravities = calcGravity(radii, masses)</text:p>
        <text:p text:style-name="P9"/>
        <text:p text:style-name="P9"><text:tab/><text:tab/>// Output</text:p>
        <text:p text:style-name="P9"><text:tab/><text:tab/>printResults(names, radii, masses, gravities)</text:p>
        <text:p text:style-name="P9"><text:soft-page-break/><text:tab/><text:tab/>printToFile(gravities)</text:p>
        <text:p text:style-name="P9"/>
        <text:p text:style-name="P9"/>
        <text:p text:style-name="P9"><text:s text:c="5"/>//end main</text:p>
        <text:p text:style-name="P9">//end class</text:p>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
        <text:p text:style-name="P3">/**</text:p>
        <text:p text:style-name="P3"><text:s/>* Calculates the gravity of each planet in the solar system.</text:p>
        <text:p text:style-name="P3"><text:s/>*</text:p>
        <text:p text:style-name="P3"><text:s/>* @author Josiah Kowalski</text:p>
        <text:p text:style-name="P3"><text:s/>* @version 1/3/20</text:p>
        <text:p text:style-name="P3"><text:s/>*/</text:p>
        <text:p text:style-name="P3">import java.util.Scanner;</text:p>
        <text:p text:style-name="P3">import java.io.File;</text:p>
        <text:p text:style-name="P3">import java.io.IOException;</text:p>
        <text:p text:style-name="P3">import java.io.PrintWriter;</text:p>
        <text:p text:style-name="P3"/>
        <text:p text:style-name="P3">public class Gravity</text:p>
        <text:p text:style-name="P3">{</text:p>
        <text:p text:style-name="P3"><text:tab/>// calcGravity returns an array of doubles containing the gravity values</text:p>
        <text:p text:style-name="P3"><text:tab/>// and takes two arrays of doubles as parameters for the radius values and mass</text:p>
        <text:p text:style-name="P3"><text:tab/>public static double[] calcGravity(double[] radius, double[] mass)</text:p>
        <text:p text:style-name="P3"><text:tab/>{</text:p>
        <text:p text:style-name="P3"><text:tab/><text:tab/>// fill in code here</text:p>
        <text:p text:style-name="P3"><text:tab/><text:tab/>// The formula to calculate gravity is:</text:p>
        <text:p text:style-name="P3"><text:tab/><text:tab/>// 6.67E-17 times the massOfPlanet divided by the radius of the planet squared</text:p>
        <text:p text:style-name="P3"><text:soft-page-break/><text:tab/><text:tab/>double gravityConstant = 6.67E-17;</text:p>
        <text:p text:style-name="P3"><text:s text:c="8"/>double[] gravity = new double[radius.length];</text:p>
        <text:p text:style-name="P3"/>
        <text:p text:style-name="P3"><text:tab/><text:tab/>for (int i = 0; i &lt; gravity.length; i++) </text:p>
        <text:p text:style-name="P3"><text:tab/><text:tab/>{</text:p>
        <text:p text:style-name="P3"><text:s text:c="12"/>gravity[i] = (gravityConstant * mass[i]) / Math.pow(radius[i], 2);</text:p>
        <text:p text:style-name="P3"><text:s text:c="8"/>}</text:p>
        <text:p text:style-name="P3"><text:s text:c="8"/>return gravity;</text:p>
        <text:p text:style-name="P3"><text:s text:c="4"/>}</text:p>
        <text:p text:style-name="P3"/>
        <text:p text:style-name="P3"><text:tab/>// printResults will print the table to output screen</text:p>
        <text:p text:style-name="P3"><text:tab/>// return type is void because no values are returned</text:p>
        <text:p text:style-name="P3"><text:tab/>public static void printResults(String[] name, double[] radius, double[] mass, double gravity[])</text:p>
        <text:p text:style-name="P3"><text:tab/>{</text:p>
        <text:p text:style-name="P3"><text:s text:c="8"/>// fill in code here</text:p>
        <text:p text:style-name="P3"><text:s text:c="8"/>System.out.printf("%37s%n", "Planetary Data");</text:p>
        <text:p text:style-name="P3"><text:s text:c="8"/>System.out.printf("%-7s%18s%15s%13s%n", "Planet (km)", "Diameter (km)", "Mass (kg)", "g (m/s^2");</text:p>
        <text:p text:style-name="P3"><text:s text:c="8"/>System.out.println("-----------------------------------------------------------");</text:p>
        <text:p text:style-name="P3"><text:tab/><text:tab/>for (int i = 0; i &lt; name.length; i ++) </text:p>
        <text:p text:style-name="P3"><text:tab/><text:tab/>{</text:p>
        <text:p text:style-name="P3"><text:s text:c="12"/>System.out.printf("%-7s%19.1f%17.2E%12.2f%n", name[i], radius[i] * 2, mass[i], gravity[i]);</text:p>
        <text:p text:style-name="P3"><text:s text:c="8"/>}</text:p>
        <text:p text:style-name="P3"/>
        <text:p text:style-name="P3"><text:tab/>}</text:p>
        <text:p text:style-name="P3"/>
        <text:p text:style-name="P3"><text:tab/>// print the gravity values to text file</text:p>
        <text:p text:style-name="P3"><text:tab/>public static void printToFile(double[] gravity) throws IOException</text:p>
        <text:p text:style-name="P3"><text:tab/>{</text:p>
        <text:p text:style-name="P3"><text:tab/><text:tab/>// fill in code here</text:p>
        <text:p text:style-name="P3"><text:s text:c="8"/>PrintWriter outFile = new PrintWriter(new File("gravity1.txt"));</text:p>
        <text:p text:style-name="P3"/>
        <text:p text:style-name="P3"><text:tab/><text:tab/>for (int i = 0; i &lt; gravity.length; i ++) </text:p>
        <text:p text:style-name="P3"><text:tab/><text:tab/>{</text:p>
        <text:p text:style-name="P3"><text:s text:c="12"/>outFile.println(((int)(gravity[i] * 100.0)) / 100.0);</text:p>
        <text:p text:style-name="P3"><text:s text:c="8"/>}</text:p>
        <text:p text:style-name="P3"><text:soft-page-break/><text:s text:c="8"/>outFile.close();</text:p>
        <text:p text:style-name="P3"><text:tab/>}</text:p>
        <text:p text:style-name="P3"/>
        <text:p text:style-name="P3"><text:s text:c="4"/>public static void main(String[] args) throws IOException</text:p>
        <text:p text:style-name="P3"><text:s text:c="4"/>{</text:p>
        <text:p text:style-name="P3"><text:s text:c="8"/>// Initialize variables</text:p>
        <text:p text:style-name="P3"><text:tab/><text:tab/>String[] names = {"Mercury", "Venus", "Earth", "Mars", "Jupiter", "Saturn", "Uranus", "Neptune", "Pluto"};</text:p>
        <text:p text:style-name="P3"><text:tab/><text:tab/>double[] radii = {2439.7, 6051.9, 6378, 3402.5, 71492, 60270, 25562, 24774, 1195};</text:p>
        <text:p text:style-name="P3"><text:tab/><text:tab/>double [] masses = {3.30E23, 4.87E24, 5.97E24, 6.42E23, 1.90E27, 5.68E26, 8.68E25, 1.02E26, 1.27E22};</text:p>
        <text:p text:style-name="P3"/>
        <text:p text:style-name="P3"><text:tab/><text:tab/>// Processing</text:p>
        <text:p text:style-name="P3"><text:tab/><text:tab/>double[] gravities = calcGravity(radii, masses);</text:p>
        <text:p text:style-name="P3"/>
        <text:p text:style-name="P3"><text:tab/><text:tab/>// Output</text:p>
        <text:p text:style-name="P3"><text:tab/><text:tab/>printResults(names, radii, masses, gravities);</text:p>
        <text:p text:style-name="P3"><text:tab/><text:tab/>printToFile(gravities);</text:p>
        <text:p text:style-name="P3"/>
        <text:p text:style-name="P3"/>
        <text:p text:style-name="P3"><text:s text:c="4"/>} //end main</text:p>
        <text:p text:style-name="P3">}//end class</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is to calculate the gravity of each planet. </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ful as a planet gravity calculator. </text:p>
            </table:table-cell>
          </table:table-row>
          <table:table-row table:style-name="Table1.1">
            <table:table-cell table:style-name="Table1.A1" office:value-type="string">
              <text:p text:style-name="P6"><text:span text:style-name="T3">What is a problem you ran into, and how did you fix it?</text:span></text:p>
              <text:p text:style-name="P4"><text:soft-page-break/></text:p>
              <text:p text:style-name="P4"/>
            </table:table-cell>
            <table:table-cell table:style-name="Table1.A1" office:value-type="string">
              <text:p text:style-name="P5">A problem I ran into was getting used to using different methods.</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use multiple methods effectively.</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3T11:29:39.246822376</dc:date>
    <meta:editing-cycles>9</meta:editing-cycles>
    <meta:editing-duration>PT6M50S</meta:editing-duration>
    <meta:document-statistic meta:table-count="1" meta:image-count="0" meta:object-count="0" meta:page-count="7" meta:paragraph-count="146" meta:word-count="809" meta:character-count="6006" meta:non-whitespace-character-count="4883"/>
    <meta:generator>LibreOffice/5.2.7.2$Linux_AARCH64 LibreOffice_project/20m0$Build-2</meta:generator>
    <meta:user-defined meta:name="Company">FLVS</meta:user-defined>
    <meta:user-defined meta:name="Operator">JOSIAH KOWALSKI</meta:user-defined>
  </office:meta>
</office:document-meta>
</file>